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240000002476CB17D279B8566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Roboto" svg:font-family="Roboto, sans-serif"/>
    <style:font-face style:name="monospace" svg:font-family="monospace"/>
    <style:font-face style:name="oswald" svg:font-family="oswald, 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052in" fo:margin-bottom="0.1043in" loext:contextual-spacing="false" style:line-height-at-least="0.5in" fo:text-indent="0in" style:auto-text-indent="false"/>
    </style:style>
    <style:style style:name="P2" style:family="paragraph" style:parent-style-name="Heading_20_2">
      <style:paragraph-properties fo:margin-top="0in" fo:margin-bottom="0in" loext:contextual-spacing="false"/>
      <style:text-properties fo:font-size="20.25pt" fo:font-weight="bold"/>
    </style:style>
    <style:style style:name="P3" style:family="paragraph" style:parent-style-name="Preformatted_20_Text">
      <loext:graphic-properties draw:fill="solid" draw:fill-color="#f9f9f9" draw:opacity="100%"/>
      <style:paragraph-properties fo:margin-left="0in" fo:margin-right="0in" fo:margin-top="0in" fo:margin-bottom="0.1043in" loext:contextual-spacing="false" fo:text-align="start" style:justify-single-word="false" fo:text-indent="0in" style:auto-text-indent="false" fo:background-color="#f9f9f9" fo:padding-left="0.1043in" fo:padding-right="0.1043in" fo:padding-top="0.2083in" fo:padding-bottom="0.2083in" fo:border="0.06pt solid #b6c9dc"/>
      <style:text-properties fo:color="#000000" style:font-name="monospace" fo:font-size="10.5pt"/>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left="0.1252in" fo:margin-right="0in" fo:margin-top="0in" fo:margin-bottom="0.0972in" loext:contextual-spacing="false" fo:text-indent="0in" style:auto-text-indent="false"/>
    </style:style>
    <style:style style:name="P6" style:family="paragraph" style:parent-style-name="Text_20_body">
      <style:paragraph-properties fo:margin-left="0in" fo:margin-right="0in" fo:margin-top="0in" fo:margin-bottom="0in" loext:contextual-spacing="false" fo:text-indent="0in" style:auto-text-indent="false"/>
    </style:style>
    <style:style style:name="P7" style:family="paragraph" style:parent-style-name="Text_20_body" style:list-style-name="L1">
      <style:paragraph-properties fo:margin-left="0in" fo:margin-right="0in" fo:margin-top="0in" fo:margin-bottom="0.1043in" loext:contextual-spacing="false" fo:text-indent="0in" style:auto-text-indent="false" fo:padding="0in" fo:border="none"/>
    </style:style>
    <style:style style:name="P8" style:family="paragraph" style:parent-style-name="Text_20_body" style:list-style-name="L2">
      <style:paragraph-properties fo:margin-left="0in" fo:margin-right="0in" fo:margin-top="0in" fo:margin-bottom="0.1043in" loext:contextual-spacing="false" fo:text-indent="0in" style:auto-text-indent="false" fo:padding="0in" fo:border="none"/>
    </style:style>
    <style:style style:name="P9" style:family="paragraph" style:parent-style-name="Text_20_body">
      <style:paragraph-properties fo:margin-left="0.1043in" fo:margin-right="0in" fo:margin-top="0in" fo:margin-bottom="0in" loext:contextual-spacing="false" fo:text-indent="0in" style:auto-text-indent="false"/>
    </style:style>
    <style:style style:name="P10" style:family="paragraph" style:parent-style-name="Text_20_body" style:list-style-name="L1">
      <style:paragraph-properties fo:margin-top="0in" fo:margin-bottom="0.1043in" loext:contextual-spacing="false" fo:padding="0in" fo:border="none"/>
    </style:style>
    <style:style style:name="P11" style:family="paragraph" style:parent-style-name="Text_20_body" style:list-style-name="L2">
      <style:paragraph-properties fo:margin-top="0in" fo:margin-bottom="0.1043in" loext:contextual-spacing="false" fo:padding="0in" fo:border="none"/>
    </style:style>
    <style:style style:name="P12" style:family="paragraph" style:parent-style-name="Text_20_body">
      <style:paragraph-properties fo:margin-top="0in" fo:margin-bottom="0.1043in" loext:contextual-spacing="false"/>
      <style:text-properties fo:color="#000000" fo:font-size="16.5pt" fo:font-weight="bold"/>
    </style:style>
    <style:style style:name="P13" style:family="paragraph" style:parent-style-name="Text_20_body">
      <style:paragraph-properties fo:margin-top="0in" fo:margin-bottom="0.2083in" loext:contextual-spacing="false" style:line-height-at-least="0.2083in"/>
    </style:style>
    <style:style style:name="T1" style:family="text">
      <style:text-properties fo:color="#333333" style:text-line-through-style="none" style:text-line-through-type="none" style:font-name="Roboto" fo:font-size="30pt" style:text-underline-style="none" style:text-blinking="false" fo:background-color="transparent" loext:char-shading-value="0"/>
    </style:style>
    <style:style style:name="T2" style:family="text">
      <style:text-properties fo:font-weight="bold"/>
    </style:style>
    <style:style style:name="T3" style:family="text">
      <style:text-properties fo:text-transform="uppercase" fo:color="#666666" fo:font-size="9pt"/>
    </style:style>
    <style:style style:name="T4" style:family="text">
      <style:text-properties fo:text-transform="uppercase" fo:color="#1d55a9" style:text-line-through-style="none" style:text-line-through-type="none" fo:font-size="9pt" style:text-underline-style="none" fo:font-weight="bold" style:text-blinking="false" fo:background-color="transparent" loext:char-shading-value="0"/>
    </style:style>
    <style:style style:name="T5" style:family="text">
      <style:text-properties fo:text-transform="uppercase" fo:color="#1d55a9" style:text-line-through-style="none" style:text-line-through-type="none" style:font-name="oswald" fo:font-size="15pt" style:text-underline-style="none" fo:font-weight="bold" style:text-blinking="false" fo:background-color="transparent" loext:char-shading-value="0" loext:padding="0in" loext:border="none"/>
    </style:style>
    <style:style style:name="T6" style:family="text">
      <style:text-properties fo:text-transform="uppercase" fo:color="#1d55a9" style:text-line-through-style="none" style:text-line-through-type="none" fo:font-size="9.75pt" style:text-underline-style="none" fo:font-weight="bold" style:text-blinking="false" fo:background-color="transparent" loext:char-shading-value="0" loext:padding="0.1563in" loext:border="0.06pt solid #eeeeee"/>
    </style:style>
    <style:style style:name="T7" style:family="text">
      <style:text-properties fo:text-transform="lowercase" fo:color="#2aa3ef" style:text-line-through-style="none" style:text-line-through-type="none" fo:font-size="9pt" style:text-underline-style="none" style:text-blinking="false" fo:background-color="transparent" loext:char-shading-value="0"/>
    </style:style>
    <style:style style:name="T8" style:family="text">
      <style:text-properties fo:color="#1d55a9" style:text-underline-style="solid" style:text-underline-width="auto" style:text-underline-color="font-color" fo:background-color="transparent" loext:char-shading-value="0"/>
    </style:style>
    <style:style style:name="T9" style:family="text">
      <style:text-properties fo:color="#1d55a9" style:font-name="Monaco" fo:font-size="10.5pt" style:text-underline-style="solid" style:text-underline-width="auto" style:text-underline-color="font-color" fo:background-color="transparent" loext:char-shading-value="0"/>
    </style:style>
    <style:style style:name="T10" style:family="text">
      <style:text-properties fo:color="#1d55a9" fo:font-style="italic" style:text-underline-style="solid" style:text-underline-width="auto" style:text-underline-color="font-color" fo:font-weight="bold" fo:background-color="transparent" loext:char-shading-value="0"/>
    </style:style>
    <style:style style:name="T11" style:family="text">
      <style:text-properties fo:color="#1d55a9"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999999" style:text-line-through-style="none" style:text-line-through-type="none" fo:font-style="normal" style:text-underline-style="none" style:text-blinking="false" fo:background-color="transparent" loext:char-shading-value="0" loext:padding="0in" loext:border="none"/>
    </style:style>
    <style:style style:name="T13" style:family="text">
      <style:text-properties style:font-name="Monaco" fo:font-size="10.5pt"/>
    </style:style>
    <style:style style:name="T14" style:family="text">
      <style:text-properties fo:font-size="11.25pt" loext:padding="0.1563in" loext:border="0.06pt solid #eeeeee"/>
    </style:style>
    <style:style style:name="T15" style:family="text">
      <style:text-properties loext:padding="0.1563in" loext:border="0.06pt solid #eeeeee"/>
    </style:style>
    <style:style style:name="fr1" style:family="graphic" style:parent-style-name="Graphics">
      <style:graphic-properties fo:margin-left="0in" fo:margin-right="0.083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www.howtogeek.com/658904/how-to-add-a-directory-to-your-path-in-linux/" text:style-name="Internet_20_link" text:visited-style-name="Visited_20_Internet_20_Link"><text:span text:style-name="T1">How to Add a Directory to Your $PATH in Linux</text:span></text:a></text:h>
      <text:p text:style-name="P5"><draw:frame draw:style-name="fr1" draw:name="Image1" text:anchor-type="paragraph" svg:width="0.3752in" svg:height="0.3752in" draw:z-index="0"><draw:image xlink:href="Pictures/10000000000000240000002476CB17D279B8566E.jpg" xlink:type="simple" xlink:show="embed" xlink:actuate="onLoad" loext:mime-type="image/jpeg"/></draw:frame><text:a xlink:type="simple" xlink:href="https://www.howtogeek.com/author/davidmckay/" text:style-name="Internet_20_link" text:visited-style-name="Visited_20_Internet_20_Link"><text:span text:style-name="T4">DAVE MCKAY</text:span></text:a><text:span text:style-name="T3">  </text:span><text:a xlink:type="simple" xlink:href="https://twitter.com/TheGurkha" text:style-name="Internet_20_link" text:visited-style-name="Visited_20_Internet_20_Link"><text:span text:style-name="T7">@thegurkha</text:span></text:a></text:p>
      <text:section text:style-name="Sect1" text:name="content">
        <text:p text:style-name="P6">How to Add a Directory to Your $PATH in Linux</text:p>
        <text:p text:style-name="P6">DAVE MCKAY <text:s/>@thegurkha</text:p>
        <text:p text:style-name="P6">MARCH 2, 2020, 8:00AM EDT</text:p>
        <text:p text:style-name="P6">A Linux laptop with lines of green text in a terminal window.</text:p>
        <text:p text:style-name="P6">Fatmawati Achmad Zaenuri/Shutterstock</text:p>
        <text:p text:style-name="P6">$PATH is one of the silent manipulators in the background of your Linux computer. It quietly affects your user experience, but there’s nothing shady about it. We’ll explain what it does, and how you can adjust it.</text:p>
        <text:p text:style-name="P6"/>
        <text:p text:style-name="P6">What Is $PATH on Linux, and How Does It Work?</text:p>
        <text:p text:style-name="P6">When you type a command in a terminal window and press Enter, you kick off quite a lot of activity before your command is even executed.</text:p>
        <text:p text:style-name="P6"/>
        <text:p text:style-name="P6">Bash is the default shell on most Linux distributions. It interprets the line of text you entered and identifies the command names intermingled with the parameters, pipes, redirections, and whatever else is there. It then locates the executable binaries for those commands and launches them with the parameters you supplied.</text:p>
        <text:p text:style-name="P6"/>
        <text:p text:style-name="P6">The first step the shell takes to locate the executable is identifying whether a binary is even involved. If the command you use is within the shell itself (a “shell builtin”) no further search is required.</text:p>
        <text:p text:style-name="P6"/>
        <text:p text:style-name="P6">Shell builtins are the easiest to find because they’re integral to the shell. It’s like having them in a toolbelt—they’re always with you.</text:p>
        <text:p text:style-name="P6"/>
        <text:p text:style-name="P6">If you need one of your other tools, though, you have to go rummage in the workshop to find it. Is it on your workbench or a wall hanger? That’s what the $PATH environment variable does. It holds a list of places the shell searches and the order in which they’ll be searched.</text:p>
        <text:p text:style-name="P6"/>
        <text:p text:style-name="P6">If you want to see whether a command is a shell builtin, an alias, a function, or a standalone binary mv /work/unfile, you can use the type command as shown below:</text:p>
        <text:p text:style-name="P6"/>
        <text:p text:style-name="P6">type clear</text:p>
        <text:p text:style-name="P6">type cd</text:p>
        <text:p text:style-name="P6">The "type clear" and "type cd" commands in a terminal window.</text:p>
        <text:p text:style-name="P6"/>
        <text:p text:style-name="P6">This tells us that clear is a binary file, and the first one found in the path is located at /usr/bin. You might have more than one version of clear installed on your computer, but this is the one the shell will try to use.</text:p>
        <text:p text:style-name="P6"><text:soft-page-break/></text:p>
        <text:p text:style-name="P6">Unsurprisingly, cd is a shell builtin.</text:p>
        <text:p text:style-name="P6"/>
        <text:p text:style-name="P6">Listing Your $PATH</text:p>
        <text:p text:style-name="P6">It’s easy to see what’s in your path. Just type the following to use the echo command and print the value held in the $PATH variable:</text:p>
        <text:p text:style-name="P6"/>
        <text:p text:style-name="P6">echo $PATH</text:p>
        <text:p text:style-name="P6">The "echo $PATH" command in a terminal window.</text:p>
        <text:p text:style-name="P6"/>
        <text:p text:style-name="P6">The output is a list of colon (:) delimited file system locations. The shell searches from left to right through the path, checking each file system location for a matching executable to perform your command.</text:p>
        <text:p text:style-name="P6"/>
        <text:p text:style-name="P6">We can pick our way through the listing to see the file system locations that will be searched, and the order in which they will be searched:</text:p>
        <text:p text:style-name="P6"/>
        <text:p text:style-name="P6">/usr/local/sbin</text:p>
        <text:p text:style-name="P6">/usr/local/bin</text:p>
        <text:p text:style-name="P6">/usr/sbin</text:p>
        <text:p text:style-name="P6">/usr/bin</text:p>
        <text:p text:style-name="P6">/sbin</text:p>
        <text:p text:style-name="P6">/bin</text:p>
        <text:p text:style-name="P6">/usr/games</text:p>
        <text:p text:style-name="P6">/usr/local/games</text:p>
        <text:p text:style-name="P6">/snap/bin</text:p>
        <text:p text:style-name="P6">Something that might not be immediately obvious is the search doesn’t start in the current working directory. Rather, it works its way through the listed directories, and only the listed directories.</text:p>
        <text:p text:style-name="P6"/>
        <text:p text:style-name="P6">If the current working directory isn’t in your path, it won’t be searched. Also, if you have commands stored in directories that aren’t in the path, the shell won’t find them.</text:p>
        <text:p text:style-name="P6"/>
        <text:p text:style-name="P6">To demonstrate this, we created a small program called rf. When executed, rf prints the name of the directory from which it was launched in the terminal window. It’s located in /usr/local/bin. We also have a newer version in the /dave/work directory.</text:p>
        <text:p text:style-name="P6"/>
        <text:p text:style-name="P6">We type the following <text:s/>which command to show us which version of our program the shell will find and use:</text:p>
        <text:p text:style-name="P6"/>
        <text:p text:style-name="P6">which rf</text:p>
        <text:p text:style-name="P6">The "which rf" command in a terminal window.</text:p>
        <text:p text:style-name="P6"/>
        <text:p text:style-name="P6">The shell reports the version it found is the one in the directory that’s in the path.</text:p>
        <text:p text:style-name="P6"/>
        <text:p text:style-name="P6">We type the following to fire it up:</text:p>
        <text:p text:style-name="P6"/>
        <text:p text:style-name="P6"><text:soft-page-break/>rf</text:p>
        <text:p text:style-name="P6">The "rf" command in a terminal window.</text:p>
        <text:p text:style-name="P6"/>
        <text:p text:style-name="P6">Version 1.0 of rf runs and confirms our expectations were correct. The version found and executed is located in /usr/local/bin.</text:p>
        <text:p text:style-name="P6"/>
        <text:p text:style-name="P6">To run any other version of rf on this computer, we’ll have to use the path to the executable on the command line, as shown below:</text:p>
        <text:p text:style-name="P6"/>
        <text:p text:style-name="P6">./work/rf</text:p>
        <text:p text:style-name="P6">The "./work/rf" command in a terminal window.</text:p>
        <text:p text:style-name="P6"/>
        <text:p text:style-name="P6">Now that we’ve told the shell where to find the version of rf we want to run, it uses version 1.1. If we prefer this version, we can copy it into the /usr/local/bin directory and overwrite the old one.</text:p>
        <text:p text:style-name="P6"/>
        <text:p text:style-name="P6">Let’s say we’re developing a new version of rf. We’ll need to run it frequently as we develop and test it, but we don’t want to copy an unreleased development build into the live environment.</text:p>
        <text:p text:style-name="P6"/>
        <text:p text:style-name="P6">Or, perhaps we’ve downloaded a new version of rf and want to do some verification testing on it before we make it publicly available.</text:p>
        <text:p text:style-name="P6"/>
        <text:p text:style-name="P6">If we add our work directory to the path, we make the shell find our version. And this change will only affect us—others will still use the version of rf in /usr/local/bin .</text:p>
        <text:p text:style-name="P6"/>
        <text:p text:style-name="P6">Adding a Directory to Your $PATH</text:p>
        <text:p text:style-name="P6">You can use the export command to add a directory to the $PATH. The directory is then included in the list of file system locations the shell searches. When the shell finds a matching executable, it stops searching, so you want to make sure it searches your directory first, before /usr/local/bin.</text:p>
        <text:p text:style-name="P6"/>
        <text:p text:style-name="P6">This is easy to do. For our example, we type the following to add our directory to the start of the path so it’s the first location searched:</text:p>
        <text:p text:style-name="P6"/>
        <text:p text:style-name="P6">export PATH=/home/dave/work:$PATH</text:p>
        <text:p text:style-name="P6">The "export PATH=/home/dave/work:$PATH" command in a terminal window.</text:p>
        <text:p text:style-name="P6"/>
        <text:p text:style-name="P6">This command sets $PATH to be equal to the directory we’re adding, /home/dave/work, and then the entire current path.</text:p>
        <text:p text:style-name="P6"/>
        <text:p text:style-name="P6">The first PATH has no dollar sign ($). We set the value for PATH. The final $PATH has a dollar sign because we’re referencing the contents stored in the PATH variable. Also, note the colon (:) between the new directory and the $PATH variable name.</text:p>
        <text:p text:style-name="P6"/>
        <text:p text:style-name="P6">Let’s see what the path looks like now:</text:p>
        <text:p text:style-name="P6"/>
        <text:p text:style-name="P6">echo $PATH</text:p>
        <text:p text:style-name="P6">The "echo $PATH" command in a terminal window.</text:p>
        <text:p text:style-name="P6"><text:soft-page-break/></text:p>
        <text:p text:style-name="P6">Our /home/dave/work directory is added to the start of the path. The colon we provided separates it the rest of the path.</text:p>
        <text:p text:style-name="P6"/>
        <text:p text:style-name="P6">We type the following to verify our version of rf is the first one found:</text:p>
        <text:p text:style-name="P6"/>
        <text:p text:style-name="P6">which rf</text:p>
        <text:p text:style-name="P6">The "which rf" command in a terminal window.</text:p>
        <text:p text:style-name="P6"/>
        <text:p text:style-name="P6">The proof in the pudding is running rf, as shown below:</text:p>
        <text:p text:style-name="P6"/>
        <text:p text:style-name="P6">rf</text:p>
        <text:p text:style-name="P6">The "rf" command in a terminal window.</text:p>
        <text:p text:style-name="P6"/>
        <text:p text:style-name="P6">The shell finds Version 1.1 and executes it from /home/dave/work.</text:p>
        <text:p text:style-name="P6"/>
        <text:p text:style-name="P6">To add our directory to the end of the path, we just move it to the end of the command, like so:</text:p>
        <text:p text:style-name="P6"/>
        <text:p text:style-name="P6">export PATH=$PATH:/home/dave/work</text:p>
        <text:p text:style-name="P6">Making the Changes Permanent</text:p>
        <text:p text:style-name="P6">As Beth Brooke-Marciniak said, “Success is fine, but success is fleeting.” The moment you close the terminal window, any changes you’ve made to the $PATH are gone. To make them permanent, you have to put your export command in a configuration file.</text:p>
        <text:p text:style-name="P6"/>
        <text:p text:style-name="P6">When you put the export command in your .bashrc file, it sets the path each time you open a terminal window. Unlike SSH sessions, for which you have to log in, these are called “interactive” sessions.</text:p>
        <text:p text:style-name="P6"/>
        <text:p text:style-name="P6">In the past, you would put the export command in your .profile file to set the path for log in terminal sessions.</text:p>
        <text:p text:style-name="P6"/>
        <text:p text:style-name="P6">However, we found that if we put the export command in either the .bashrc or .profile files, it correctly set the path for both interactive and log in terminal sessions. Your experience might be different. To handle all eventualities, we’ll show you how to do it in both files.</text:p>
        <text:p text:style-name="P6"/>
        <text:p text:style-name="P6">Use the following command in your /home directory to edit the .bashrc file:</text:p>
        <text:p text:style-name="P6"/>
        <text:p text:style-name="P6">gedit .bashrc</text:p>
        <text:p text:style-name="P6">The "gedit .bashrc" command in a terminal window.</text:p>
        <text:p text:style-name="P6"/>
        <text:p text:style-name="P6">The gedit editor opens with the .bashrc file loaded.</text:p>
        <text:p text:style-name="P6"/>
        <text:p text:style-name="P6">The gedit editor with the ".bashrc" file loaded.</text:p>
        <text:p text:style-name="P6"/>
        <text:p text:style-name="P6">Scroll to the bottom of the file, and then add the following export command we used earlier:</text:p>
        <text:p text:style-name="P6"/>
        <text:p text:style-name="P6"><text:soft-page-break/>export PATH=/home/dave/work:$PATH</text:p>
        <text:p text:style-name="P6">Save the file. Next, either close and reopen the terminal window or use the dot command to read the .bashrc file, as follows:</text:p>
        <text:p text:style-name="P6"/>
        <text:p text:style-name="P6">. .bashrc</text:p>
        <text:p text:style-name="P6"/>
        <text:p text:style-name="P6">Then, type the following echo command to check the path:</text:p>
        <text:p text:style-name="P6"/>
        <text:p text:style-name="P6">echo $PATH</text:p>
        <text:p text:style-name="P6">The ". .bashrc" and "echo $PATH" commands in a terminal window.</text:p>
        <text:p text:style-name="P6"/>
        <text:p text:style-name="P6">This adds the /home/dave/work directory to the start of the path.</text:p>
        <text:p text:style-name="P6"/>
        <text:p text:style-name="P6">The process to add the command to the .profile file is the same. Type the following command:</text:p>
        <text:p text:style-name="P6"/>
        <text:p text:style-name="P6">gedit .profile</text:p>
        <text:p text:style-name="P6">The "gedit .profile" command in a terminal window.</text:p>
        <text:p text:style-name="P6"/>
        <text:p text:style-name="P6">The gedit editor launches with the .profile file loaded.</text:p>
        <text:p text:style-name="P6"/>
        <text:p text:style-name="P6">The gedit editor with the ".profile" file loaded.</text:p>
        <text:p text:style-name="P6"/>
        <text:p text:style-name="P6">Add the export command to the bottom of the file, and then save it. Closing and opening a new terminal window is insufficient to force the .profile file to be reread. For the new settings to take effect, you must log out and back in or use the dot command as shown below:</text:p>
        <text:p text:style-name="P6"/>
        <text:p text:style-name="P6">. .profile</text:p>
        <text:p text:style-name="P6">RELATED: How to Edit Text Files Graphically on Linux With gedit</text:p>
        <text:p text:style-name="P6"/>
        <text:p text:style-name="P6">Setting the Path for Everyone</text:p>
        <text:p text:style-name="P6">To set the path for everyone who uses the system, you can edit the /etc/profile file.</text:p>
        <text:p text:style-name="P6"/>
        <text:p text:style-name="P6">You’ll need to use sudo, as follows:</text:p>
        <text:p text:style-name="P6"/>
        <text:p text:style-name="P6">sudo gedit /etc/profile</text:p>
        <text:p text:style-name="P6">When the gedit editor launches, add the export command to the bottom of the file.</text:p>
        <text:p text:style-name="P6"/>
        <text:p text:style-name="P6">The gedit editor with the "/etc/profile" file loaded.</text:p>
        <text:p text:style-name="P6"/>
        <text:p text:style-name="P6">Save and close the file. The changes will take effect for others the next time they log in.</text:p>
        <text:p text:style-name="P6"/>
        <text:p text:style-name="P6">A Note on Security</text:p>
        <text:p text:style-name="P6">Make sure you don’t accidentally add a leading colon “:” to the path, as shown below.</text:p>
        <text:p text:style-name="P6"/>
        <text:p text:style-name="P6">The "echo $PATH" command with a colon highlighted in a terminal window.</text:p>
        <text:p text:style-name="P6"/>
        <text:p text:style-name="P6"><text:soft-page-break/>If you do, this will search the current directory first, which introduces a security risk. Say you downloaded an archive file and unzipped it into a directory. You look at the files and see another zipped file. You call unzip once more to extract that archive.</text:p>
        <text:p text:style-name="P6"/>
        <text:p text:style-name="P6">If the first archive contained an executable file called unzip that was a malicious executable, you’d accidentally fire up that one instead of the real unzip executable. This would happen because the shell would look in the current directory first.</text:p>
        <text:p text:style-name="P6"/>
        <text:p text:style-name="P6">So, always be careful when you type your export commands. Use echo $PATH to review them and make sure they are the way you want them to be.</text:p>
        <text:p text:style-name="P6"/>
        <text:p text:style-name="P6">Dave McKayDAVE MCKAY</text:p>
        <text:p text:style-name="P6">Dave McKay first used computers when punched paper tape was in vogue, and he has been programming ever since. After over 30 years in the IT industry, he is now a full-time technology journalist. During his career, he has worked as a freelance programmer, manager of an international software development team, an IT services project manager, and, most recently, as a Data Protection Officer. Dave is a Linux evangelist and open source advocate. READ FULL BIO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Roboto" svg:font-family="Roboto, sans-serif"/>
    <style:font-face style:name="monospace" svg:font-family="monospace"/>
    <style:font-face style:name="oswald" svg:font-family="oswald, 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16:13:06.565677565</meta:creation-date>
    <dc:date>2020-09-27T16:35:49.590083364</dc:date>
    <meta:editing-duration>PT6M19S</meta:editing-duration>
    <meta:editing-cycles>1</meta:editing-cycles>
    <meta:document-statistic meta:table-count="0" meta:image-count="1" meta:object-count="0" meta:page-count="6" meta:paragraph-count="114" meta:word-count="1798" meta:character-count="10120" meta:non-whitespace-character-count="8435"/>
    <meta:generator>LibreOffice/6.4.5.2$Linux_X86_64 LibreOffice_project/40$Build-2</meta:generator>
  </office:meta>
</office:document-meta>
</file>